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3622" officeooo:paragraph-rsid="001c3622"/>
    </style:style>
    <style:style style:name="P2" style:family="paragraph" style:parent-style-name="Standard">
      <style:text-properties officeooo:rsid="001c3622" officeooo:paragraph-rsid="001dcd5d"/>
    </style:style>
    <style:style style:name="P3" style:family="paragraph" style:parent-style-name="Standard">
      <style:text-properties fo:font-size="12pt" officeooo:rsid="001c3622" officeooo:paragraph-rsid="001c3622" style:font-size-asian="12pt" style:font-size-complex="12pt"/>
    </style:style>
    <style:style style:name="P4" style:family="paragraph" style:parent-style-name="Standard">
      <style:text-properties fo:font-size="16pt" officeooo:rsid="001c3622" officeooo:paragraph-rsid="001c3622" style:font-size-asian="16pt" style:font-size-complex="16pt"/>
    </style:style>
    <style:style style:name="T1" style:family="text">
      <style:text-properties officeooo:rsid="001dcd5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3fc1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현장실습 HW1 - Golden Circle<text:tab/>장명규</text:p>
      <text:p text:style-name="P1"/>
      <text:p text:style-name="P1"/>
      <text:p text:style-name="P3">Why - 왜 스펙트라에 왔는지, 8주라는 긴 시간을 왜 이 일에 투자하는지</text:p>
      <text:p text:style-name="P1"/>
      <text:p text:style-name="P1"><text:s text:c="2"/>4학년 1학기이다 보니, 진로에 관한 고민을 많이 가지고 있습니다.</text:p>
      <text:p text:style-name="P1"><text:s text:c="2"/>3학년때 영상처리와 임베디드 보드를 활용하여 지능형 휴머노이드 프로젝트를 진행하였고,</text:p>
      <text:p text:style-name="P1"><text:s text:c="2"/>4학년때는 기게학습을 간단히 활용하여 인공지능 장기 게임 프로젝트를 진행해 보았는데</text:p>
      <text:p text:style-name="P1"><text:s text:c="2"/>제가 지금 관심있는 분야들에 대해 대학원에 가서 지속적으로 공부하는 것이 더 좋을지</text:p>
      <text:p text:style-name="P1"><text:s text:c="2"/>아니면 저와 잘 맞는 회사를 찾아 취업을 하는것이 더 좋을지 고민중입니다.</text:p>
      <text:p text:style-name="P1"/>
      <text:p text:style-name="P1"><text:s text:c="2"/>그러던 중 교수님과 면담을 했는데, 지금 당장 고민하고 결정하는 것이 중요한 것이 아니라</text:p>
      <text:p text:style-name="P1"><text:s text:c="2"/>대학원의 경우에는 학교에 대학원생들의 생활을 어느정도 지켜봐왔으니</text:p>
      <text:p text:style-name="P1"><text:s text:c="2"/>현장실습을 통해 실제 회사에서는 어떤 식으로 일을 해보는지 경험해보는것이 좋겠다는 결론을 내렸습니다.</text:p>
      <text:p text:style-name="P1"/>
      <text:p text:style-name="P2"><text:s text:c="2"/>특히 스펙트라에서 진행할 내용이 제가 1학기때 했던 프로젝트에서 완성하지 못해 아쉬웠던 부분인 NN에 대해</text:p>
      <text:p text:style-name="P2"><text:s text:c="2"/>대표님께서 직접 교육해주시면서 같이 공부할 수 있는 좋은 기회가 될 것 같다고 소개해주셔서</text:p>
      <text:p text:style-name="P1"><text:s text:c="2"/>팀을 구성해서 이 회사에 오게 되었습니다.</text:p>
      <text:p text:style-name="P1"/>
      <text:p text:style-name="P1"><text:s text:c="2"/>지금까지 2학년 2학기 이후로 늘 방학때는 학교에서 프로젝트를 진행하고, 공모전을 준비하는 등</text:p>
      <text:p text:style-name="P1"><text:s text:c="2"/>지속적으로 할 일이 있었기 때문에 현장실습에도 지원하지 않았고 학교에 주로 있었는데</text:p>
      <text:p text:style-name="P1"><text:s text:c="2"/>이번에는 진행중인 프로젝트 팀원들도 다 미국 인턴십 프로그램 등 각자 흩어지는 상황이고</text:p>
      <text:p text:style-name="P1"><text:s text:c="2"/>저도 서울에 있으면서 제 진로를 결정하는데 도움이 될 경험을 쌓고자 8주라는 시간을 투자하게 되었습니다.</text:p>
      <text:p text:style-name="P1"/>
      <text:p text:style-name="P1"/>
      <text:p text:style-name="P3">How - 어떻게 8주동안 지낼 생각인지</text:p>
      <text:p text:style-name="P1"/>
      <text:p text:style-name="P1"><text:s text:c="2"/>우선 대표님께서 교육해주시며 같이 공부해 나갈 ML, NN 부분을 열심히 공부할 계획입니다.</text:p>
      <text:p text:style-name="P1"/>
      <text:p text:style-name="P1"><text:s text:c="2"/>회사 생활을 조금이나마 경험해보기 위해 현장실습에 지원했기 때문에</text:p>
      <text:p text:style-name="P1"><text:s text:c="2"/>진짜 취업을 하고 이 회사에 직원이 되었다는 마음가짐으로 8주동안 다닐 계획입니다.</text:p>
      <text:p text:style-name="P1"/>
      <text:p text:style-name="P1"><text:s text:c="2"/>개인적으로 일을 제때 마무리하고, 시간을 엄수하는것을 중요하게 생각하는 스타일인데</text:p>
      <text:p text:style-name="P1"><text:s text:c="2"/>아침에도 늦지 않게 도착할 수 있도록 하고, 주어진 과제는 어떻게든 수행할 수 있도록 노력하겠습니다.</text:p>
      <text:p text:style-name="P1"/>
      <text:p text:style-name="P1"><text:span text:style-name="T2"/></text:p>
      <text:p text:style-name="P1"><text:span text:style-name="T2">What - 무엇을 남기거나 가져갈 것인지</text:span></text:p>
      <text:p text:style-name="P1"/>
      <text:p text:style-name="P1"><text:s text:c="2"/>우선 제일 먼저 제가 진로를 결정하는 데 도움이 될 경험을 많이 하고 싶습니다.</text:p>
      <text:p text:style-name="P1"/>
      <text:p text:style-name="P1"><text:s text:c="2"/>회사생활이 어떤 일인지 간접적으로나마 경험해 보고</text:p>
      <text:p text:style-name="P1"><text:s text:c="2"/>실제 IT 회사가 어떻게 운영되고 있는지 눈으로 보고 싶습니다.</text:p>
      <text:p text:style-name="P1"/>
      <text:p text:style-name="P1"><text:s text:c="2"/>그리고 진행되는 교육 프로그램에 따라 저희가 해볼 수 있는 프로젝트가 선정되면</text:p>
      <text:p text:style-name="P1"><text:s text:c="2"/>학교에 돌아가서 다른 교수님들께, 혹은 외부 사람들에게 간단히 8주동안 이런 실습 프로그램을 진행했다고</text:p>
      <text:p text:style-name="P1"><text:s text:c="2"/>보여줄 수 있는 수준의 결과물을 간단히 만들고 싶습니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3:18:09.017142151</meta:creation-date>
    <dc:date>2017-06-26T13:26:39.073133139</dc:date>
    <meta:editing-duration>PT8M28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30" meta:word-count="977" meta:character-count="1332" meta:non-whitespace-character-count="1001"/>
  </office:meta>
</office:document-meta>
</file>